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8000000015386D6A6EFC1F225B8.png" manifest:media-type="image/png"/>
  <manifest:file-entry manifest:full-path="Pictures/100002010000009F0000009A57F17930BC408EEB.png" manifest:media-type="image/png"/>
  <manifest:file-entry manifest:full-path="Pictures/10000201000003380000009E0FBD1434F66F34F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color="#ffffff" fo:font-size="10pt" style:font-size-asian="10pt" style:font-size-complex="10pt"/>
    </style:style>
    <style:style style:name="P3" style:family="paragraph" style:parent-style-name="Standard">
      <style:text-properties fo:color="#ffffff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/>
      <style:text-properties officeooo:paragraph-rsid="002b9f97"/>
    </style:style>
    <style:style style:name="P7" style:family="paragraph" style:parent-style-name="Standard">
      <style:paragraph-properties fo:line-height="150%"/>
      <style:text-properties officeooo:rsid="002b9f97" officeooo:paragraph-rsid="002b9f97"/>
    </style:style>
    <style:style style:name="P8" style:family="paragraph" style:parent-style-name="Heading_20_2">
      <style:paragraph-properties fo:line-height="150%"/>
    </style:style>
    <style:style style:name="P9" style:family="paragraph" style:parent-style-name="Heading_20_2">
      <style:paragraph-properties fo:line-height="150%"/>
      <style:text-properties officeooo:paragraph-rsid="001be70b"/>
    </style:style>
    <style:style style:name="P10" style:family="paragraph" style:parent-style-name="Heading_20_2">
      <style:paragraph-properties fo:line-height="150%"/>
      <style:text-properties officeooo:paragraph-rsid="002b9f97"/>
    </style:style>
    <style:style style:name="P11" style:family="paragraph" style:parent-style-name="Heading_20_2">
      <style:paragraph-properties fo:line-height="150%"/>
      <style:text-properties fo:font-size="14pt" officeooo:rsid="00287273" officeooo:paragraph-rsid="00287273" style:font-size-asian="14pt" style:font-size-complex="14pt"/>
    </style:style>
    <style:style style:name="P12" style:family="paragraph" style:parent-style-name="Title" style:master-page-name="Standard">
      <style:paragraph-properties fo:line-height="150%" style:page-number="1"/>
      <style:text-properties officeooo:rsid="002687dc" officeooo:paragraph-rsid="002687dc"/>
    </style:style>
    <style:style style:name="T1" style:family="text">
      <style:text-properties officeooo:rsid="0021f078"/>
    </style:style>
    <style:style style:name="T2" style:family="text">
      <style:text-properties officeooo:rsid="001a5ef3"/>
    </style:style>
    <style:style style:name="T3" style:family="text">
      <style:text-properties officeooo:rsid="00258e53"/>
    </style:style>
    <style:style style:name="T4" style:family="text">
      <style:text-properties fo:color="#ffffff" fo:font-weight="bold" style:font-weight-asian="bold"/>
    </style:style>
    <style:style style:name="T5" style:family="text">
      <style:text-properties officeooo:rsid="002174df"/>
    </style:style>
    <style:style style:name="T6" style:family="text">
      <style:text-properties officeooo:rsid="0022edd3"/>
    </style:style>
    <style:style style:name="T7" style:family="text">
      <style:text-properties officeooo:rsid="00287273"/>
    </style:style>
    <style:style style:name="T8" style:family="text">
      <style:text-properties officeooo:rsid="0029dd43"/>
    </style:style>
    <style:style style:name="T9" style:family="text">
      <style:text-properties officeooo:rsid="002b0d9c"/>
    </style:style>
    <style:style style:name="T10" style:family="text">
      <style:text-properties officeooo:rsid="002b9f97"/>
    </style:style>
    <style:style style:name="T11" style:family="text">
      <style:text-properties officeooo:rsid="002cf547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itizen Data Scientist</text:p>
      <text:p text:style-name="P11">Objectiu: Aterrar coneixements que heu adquirit en les primeres setmanes del curs en els altres blocs/mòduls</text:p>
      <text:p text:style-name="P8"><text:span text:style-name="T5">Part</text:span> 1. <text:span text:style-name="T7">Elements d’un EDA (Exploratori Data Analysis)</text:span></text:p>
      <text:p text:style-name="P5">- <text:span text:style-name="T7">Llistarem els coneixements que tenim fins al moment (Estadística, visualització,..)</text:span></text:p>
      <text:p text:style-name="P5">- <text:span text:style-name="T8">Buscarem quines preguntes volem investigar sobre el nostre dataset</text:span></text:p>
      <text:p text:style-name="P5">- <text:span text:style-name="T8">Buscarem les respostes fent visualitzacions, transformacions i modelat de dades.</text:span></text:p>
      <text:p text:style-name="P5">- <text:span text:style-name="T8">Utilitzarem el que hem après per a refinar les preguntes o generar noves preguntes. El EDA és un procés iteratiu.</text:span></text:p>
      <text:p text:style-name="P5">- <text:span text:style-name="T8">Ens donarem llibertat per investigar idees, a mesura que la nostra investigació prospera podem trobar temes que ens siguin productius i ens portarà a conclusions que voldrem escriure i comunicar a altres persones.</text:span></text:p>
      <text:p text:style-name="P9"><text:span text:style-name="T6">Part</text:span> 2. <text:span text:style-name="T9">Procediment</text:span></text:p>
      <text:p text:style-name="P5">- <text:span text:style-name="T9">Treball individual.</text:span></text:p>
      <text:p text:style-name="P5">- <text:span text:style-name="T10">Utilitzarem RapidMiner per investigar que va succeir a la catàstrofe del Titanic.</text:span></text:p>
      <text:p text:style-name="P6">- <text:span text:style-name="T10">Està permès cualsevol d’aquestes 2 estrategies:</text:span></text:p>
      <text:p text:style-name="P6"><text:tab/><text:tab/><text:span text:style-name="T10">Fer el treball semi-guiat pel professor.</text:span></text:p>
      <text:p text:style-name="P6"><text:tab/><text:tab/><text:span text:style-name="T10">Fer el treball completament autònom.</text:span></text:p>
      <text:p text:style-name="P6">- <text:span text:style-name="T10">Independentment de l’estrategia triada, cada 20 minuts farem check-points grupals per si algu té bloquejos, falta de creativitat o per si vol compartir descobriments tècnics del RapidMiner (com fer un gràfic d’un determinat tipus,..), mai descobriments del EDA. </text:span></text:p>
      <text:p text:style-name="P10"><text:soft-page-break/><text:span text:style-name="T6">Part</text:span> <text:span text:style-name="T10">3</text:span>. <text:span text:style-name="T10">Entregable</text:span></text:p>
      <text:p text:style-name="P7">- <text:s/><text:span text:style-name="T11">Abans que acabi la sessió heu d’entregar un document en format PDF que representi la vostra investigació EDA, si podeu comunicar una historia millor serà el resultat</text:span></text:p>
      <text:p text:style-name="P7">- <text:span text:style-name="T11">Reserveu una mica de temps al final per completar-lo però aneu perfilant el contingut a mesura que aneu fent descobriments que siguin rellevants com a respostes a les vostres preguntes EDA.</text:span></text:p>
      <text:p text:style-name="P7">- <text:span text:style-name="T11">Mínim 2 pàgines o diapositives i màxim 5 pàgines o diapositives.</text:span></text:p>
      <text:p text:style-name="P6"/>
      <text:p text:style-name="P5"/>
      <text:p text:style-name="P7">Referència per a consulta, en cas que ho necessiteu:</text:p>
      <text:p text:style-name="P7"><text:a xlink:type="simple" xlink:href="https://es.r4ds.hadley.nz/análisis-exploratorio-de-datos-eda.html" text:style-name="Internet_20_link" text:visited-style-name="Visited_20_Internet_20_Link">https://es.r4ds.hadley.nz/an%C3%A1lisis-exploratorio-de-datos-eda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8pt" style:font-size-asian="8pt" style:font-size-complex="8pt"/>
    </style:style>
    <style:style style:name="MP2" style:family="paragraph" style:parent-style-name="Standard">
      <style:text-properties fo:color="#ffffff" fo:font-size="10pt" style:font-size-asian="10pt" style:font-size-complex="10pt"/>
    </style:style>
    <style:style style:name="MP3" style:family="paragraph" style:parent-style-name="Standard">
      <style:text-properties fo:color="#ffffff" fo:font-size="10pt" fo:font-weight="bold" style:font-size-asian="10pt" style:font-weight-asian="bold" style:font-size-complex="10pt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officeooo:rsid="0021f078"/>
    </style:style>
    <style:style style:name="MT2" style:family="text">
      <style:text-properties officeooo:rsid="001a5ef3"/>
    </style:style>
    <style:style style:name="MT3" style:family="text">
      <style:text-properties officeooo:rsid="00258e53"/>
    </style:style>
    <style:style style:name="MT4" style:family="text">
      <style:text-properties fo:color="#ffffff" fo:font-weight="bold" style:font-weight-asian="bold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.998cm" fo:margin-left="2.54cm" fo:margin-right="2.54cm" style:writing-mode="lr-tb" style:layout-grid-color="#c0c0c0" style:layout-grid-lines="199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999cm" fo:margin-left="0cm" fo:margin-right="0cm" fo:margin-bottom="4.898cm" style:dynamic-spacing="true"/>
      </style:header-style>
      <style:footer-style>
        <style:header-footer-properties fo:min-height="3.713cm" fo:margin-left="0cm" fo:margin-right="0cm" fo:margin-top="3.61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png" text:anchor-type="char" svg:x="-0.018cm" svg:y="-0.026cm" svg:width="21.034cm" svg:height="3.992cm" draw:z-index="9"><draw:image xlink:href="Pictures/10000201000008000000015386D6A6EFC1F225B8.png" xlink:type="simple" xlink:show="embed" xlink:actuate="onLoad" loext:mime-type="image/png"/></draw:frame></text:p>
        <text:p text:style-name="MP2"><draw:frame draw:style-name="Mfr2" draw:name="image2.png" text:anchor-type="char" svg:x="14.182cm" svg:y="0.51cm" svg:width="1.732cm" svg:height="1.679cm" draw:z-index="7"><draw:image xlink:href="Pictures/100002010000009F0000009A57F17930BC408EEB.png" xlink:type="simple" xlink:show="embed" xlink:actuate="onLoad" loext:mime-type="image/png"/></draw:frame></text:p>
        <text:p text:style-name="MP2"/>
        <text:p text:style-name="MP2">Departament d’Informàtica</text:p>
        <text:p text:style-name="MP3"><text:span text:style-name="MT1">Curs Especialització IA i Big Data</text:span> | M<text:span text:style-name="MT2">5 Projectes</text:span> </text:p>
        <text:p text:style-name="MP2"><text:span text:style-name="MT3">Citizen Data Scientist </text:span>| Curs 202<text:span text:style-name="MT2">2</text:span>/202<text:span text:style-name="MT2">3</text:span></text:p>
        <text:p text:style-name="MP1"/>
        <text:p text:style-name="MP1"/>
        <text:p text:style-name="Standard"/>
      </style:header>
      <style:footer>
        <text:p text:style-name="Heading_20_2"><text:bookmark-start text:name="_wagfffk5zebw"/><draw:frame draw:style-name="Mfr2" draw:name="image4.png" text:anchor-type="char" svg:x="-2.566cm" svg:y="0cm" svg:width="22.04cm" svg:height="3.995cm" draw:z-index="5"><draw:image xlink:href="Pictures/10000201000008000000015386D6A6EFC1F225B8.png" xlink:type="simple" xlink:show="embed" xlink:actuate="onLoad" loext:mime-type="image/png"/></draw:frame><draw:frame draw:style-name="Mfr2" draw:name="image1.png" text:anchor-type="char" svg:x="5.526cm" svg:y="1.349cm" svg:width="4.854cm" svg:height="0.926cm" draw:z-index="3"><draw:image xlink:href="Pictures/10000201000003380000009E0FBD1434F66F34FB.png" xlink:type="simple" xlink:show="embed" xlink:actuate="onLoad" loext:mime-type="image/png"/></draw:frame><text:bookmark-end text:name="_wagfffk5zebw"/></text:p>
        <text:p text:style-name="MP4"><text:span text:style-name="MT4">Pàgina </text:span><text:page-number text:select-page="current">2</text:page-number><draw:frame draw:style-name="Mfr2" draw:name="Image1" text:anchor-type="char" svg:x="-9.955cm" svg:y="1.901cm" svg:width="26.194cm" svg:height="5.191cm" draw:z-index="1"><draw:image xlink:href="Pictures/10000201000008000000015386D6A6EFC1F225B8.png" xlink:type="simple" xlink:show="embed" xlink:actuate="onLoad" loext:mime-type="image/png"/></draw:frame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2-10-19T10:19:21.889000000</dc:date>
    <meta:editing-duration>PT48M7S</meta:editing-duration>
    <meta:editing-cycles>13</meta:editing-cycles>
    <meta:document-statistic meta:table-count="0" meta:image-count="5" meta:object-count="0" meta:page-count="2" meta:paragraph-count="25" meta:word-count="294" meta:character-count="1951" meta:non-whitespace-character-count="1675"/>
  </office:meta>
</office:document-meta>
</file>